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9FB52ACACA66285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589cm" fo:margin-left="0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704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4f72b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c48d8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1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273a9f" fo:background-color="transparent"/>
    </style:style>
    <style:style style:name="P15" style:family="paragraph" style:parent-style-name="Table_20_Contents">
      <style:text-properties officeooo:paragraph-rsid="002f0179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7" style:family="paragraph" style:parent-style-name="Table_20_Contents">
      <style:text-properties officeooo:paragraph-rsid="001a5680"/>
    </style:style>
    <style:style style:name="P18" style:family="paragraph" style:parent-style-name="Table_20_Contents">
      <style:text-properties officeooo:rsid="001d9b1c" officeooo:paragraph-rsid="001d9b1c"/>
    </style:style>
    <style:style style:name="P19" style:family="paragraph" style:parent-style-name="Table_20_Contents">
      <style:text-properties officeooo:rsid="002818bb" officeooo:paragraph-rsid="002818bb"/>
    </style:style>
    <style:style style:name="P20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21" style:family="paragraph" style:parent-style-name="Table_20_Contents">
      <style:paragraph-properties fo:text-align="start" style:justify-single-word="false"/>
      <style:text-properties officeooo:rsid="002d3e6e" officeooo:paragraph-rsid="002d3e6e"/>
    </style:style>
    <style:style style:name="P22" style:family="paragraph" style:parent-style-name="Table_20_Contents">
      <style:text-properties officeooo:paragraph-rsid="002f0179"/>
    </style:style>
    <style:style style:name="P23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4" style:family="paragraph" style:parent-style-name="Standard" style:master-page-name="Standard">
      <style:paragraph-properties fo:text-align="end" style:justify-single-word="false" style:page-number="auto"/>
      <style:text-properties officeooo:paragraph-rsid="002f3695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d9b1c" fo:background-color="transparent" loext:char-shading-value="0"/>
    </style:style>
    <style:style style:name="T10" style:family="text">
      <style:text-properties officeooo:rsid="002f0179" fo:background-color="transparent" loext:char-shading-value="0"/>
    </style:style>
    <style:style style:name="T11" style:family="text">
      <style:text-properties officeooo:rsid="001a5680"/>
    </style:style>
    <style:style style:name="T12" style:family="text">
      <style:text-properties officeooo:rsid="001d9b1c"/>
    </style:style>
    <style:style style:name="T13" style:family="text">
      <style:text-properties officeooo:rsid="001f6111"/>
    </style:style>
    <style:style style:name="T14" style:family="text">
      <style:text-properties officeooo:rsid="001fd18d"/>
    </style:style>
    <style:style style:name="T15" style:family="text">
      <style:text-properties officeooo:rsid="0024f72b"/>
    </style:style>
    <style:style style:name="T16" style:family="text">
      <style:text-properties officeooo:rsid="0025bcf3"/>
    </style:style>
    <style:style style:name="T17" style:family="text">
      <style:text-properties officeooo:rsid="0026e5cd"/>
    </style:style>
    <style:style style:name="T18" style:family="text">
      <style:text-properties officeooo:rsid="002818bb"/>
    </style:style>
    <style:style style:name="T19" style:family="text">
      <style:text-properties officeooo:rsid="00288118"/>
    </style:style>
    <style:style style:name="T20" style:family="text">
      <style:text-properties officeooo:rsid="0029ec61"/>
    </style:style>
    <style:style style:name="T21" style:family="text">
      <style:text-properties officeooo:rsid="002d3e6e"/>
    </style:style>
    <style:style style:name="T22" style:family="text">
      <style:text-properties officeooo:rsid="002f0179"/>
    </style:style>
    <style:style style:name="T23" style:family="text">
      <style:text-properties officeooo:rsid="002d4a2c"/>
    </style:style>
    <style:style style:name="T24" style:family="text">
      <style:text-properties officeooo:rsid="002f3695"/>
    </style:style>
    <style:style style:name="T25" style:family="text">
      <style:text-properties officeooo:rsid="002fb0d5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8">sp. zn. </text:span>#4556, <text:span text:style-name="T24">#5722</text:span></text:p>
      <text:p text:style-name="P23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2"><text:span text:style-name="T3">Zadavatel</text:span><text:span text:style-name="T6">:</text:span></text:p>
          </table:table-cell>
          <table:table-cell table:style-name="Tabulka1.A1" office:value-type="string">
            <text:p text:style-name="P16"><text:span text:style-name="T3">Česká pirátská strana, </text:span>organizační složka: <text:span text:style-name="T12">Personální odbor</text:span></text:p>
            <text:p text:style-name="P16">z<text:span text:style-name="T11">a</text:span>st<text:span text:style-name="T11">o</text:span>up<text:span text:style-name="T11">ena</text:span>: <text:span text:style-name="T18">Bc. Jan Novák</text:span>, <text:tab/>e-mail: <text:a xlink:type="simple" xlink:href="mailto:jan.novak@pirati.cz" text:style-name="Internet_20_link" text:visited-style-name="Visited_20_Internet_20_Link"><text:span text:style-name="T19">jan.novak@pirati.cz</text:span></text:a><text:span text:style-name="T19">, vedoucí</text:span></text:p>
            <text:p text:style-name="P21">Vladislav Tobias Esner, e-mail: <text:a xlink:type="simple" xlink:href="mailto:tobias.esner@pirati.cz" text:style-name="Internet_20_link" text:visited-style-name="Visited_20_Internet_20_Link">tobias.esner@pirati.cz</text:a>, pověřen vedoucím</text:p>
            <text:p text:style-name="P16">kontakt: <text:span text:style-name="T13">Barbora Hradečná <text:s text:c="5"/></text:span>e-mail: <text:span text:style-name="T13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Dodavatel</text:span><text:span text:style-name="T6">:</text:span></text:p>
          </table:table-cell>
          <table:table-cell table:style-name="Tabulka1.A1" office:value-type="string">
            <text:p text:style-name="P17"><text:span text:style-name="T11">Jméno</text:span>: Jakub Zítko</text:p>
            <text:p text:style-name="P20"><text:span text:style-name="T16">ročník</text:span>: <text:span text:style-name="T15">1995</text:span> <text:s text:c="3"/><text:span text:style-name="T14">bydliště: Náchod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8">Krajský koordinátor dobrovolníků pro <text:span text:style-name="T25">Královehradecký kraj</text:span></text:p>
            <text:p text:style-name="P17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21">20</text:span>h <text:span text:style-name="T12">týdně </text:span>(slovy: <text:span text:style-name="T12">deset</text:span>hodin), <text:span text:style-name="T22">max. 300h ročně </text:span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Smluvní typ</text:span>:</text:p>
          </table:table-cell>
          <table:table-cell table:style-name="Tabulka1.A1" office:value-type="string">
            <text:p text:style-name="P19">DPP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Místo plnění</text:span>:</text:p>
          </table:table-cell>
          <table:table-cell table:style-name="Tabulka1.A1" office:value-type="string">
            <text:p text:style-name="P13">Česká republik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Odměna</text:span>:</text:p>
          </table:table-cell>
          <table:table-cell table:style-name="Tabulka1.A1" office:value-type="string">
            <text:p text:style-name="P22"><text:span text:style-name="T9">• paušální odměna za pohotovost: </text:span><text:span text:style-name="T10">150</text:span><text:span text:style-name="T9">0 Kč měsíčně </text:span></text:p>
            <text:p text:style-name="P15">• hodinová odměna: <text:span text:style-name="T23">87</text:span> Kč </text:p>
            <text:p text:style-name="P15">• úkolová odměna: až <text:span text:style-name="T23">5</text:span> 000 Kč měsíčně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Termín provedení</text:span>:</text:p>
          </table:table-cell>
          <table:table-cell table:style-name="Tabulka1.A1" office:value-type="string">
            <text:p text:style-name="P14"><text:s/><text:span text:style-name="T17">Od 14-04-2017 do 31-08-2017</text:span></text:p>
          </table:table-cell>
        </table:table-row>
      </table:table>
      <text:p text:style-name="P9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2">Praze</text:span> dne <text:span text:style-name="T22">14-04-2017</text:span></text:p>
      <text:p text:style-name="P6">Za zadavatele: <text:tab/><text:tab/><text:tab/>Za dodavatele: </text:p>
      <text:p text:style-name="P8"><text:span text:style-name="T22">Vladislav Tobias Esner</text:span><text:tab/><text:tab/><text:span text:style-name="T22">Jakub Zítko</text:span></text:p>
      <text:p text:style-name="P7"/>
      <text:p text:style-name="P6">….................<text:tab/><text:tab/><text:tab/>….................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9FB52ACACA66285C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4-17T16:04:28.485529649</dc:date>
    <meta:editing-cycles>115</meta:editing-cycles>
    <meta:editing-duration>P24DT13H3M14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34" meta:word-count="169" meta:character-count="1287" meta:non-whitespace-character-count="1127"/>
    <meta:user-defined meta:name="Informace 1"/>
    <meta:user-defined meta:name="Informace 2"/>
    <meta:user-defined meta:name="Informace 3"/>
    <meta:user-defined meta:name="Informace 4"/>
  </office:meta>
</office:document-meta>
</file>